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f7f5f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language="none" fo:country="none" fo:font-style="normal" fo:text-shadow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  <style:style style:name="T1" style:family="text">
      <style:text-properties fo:color="#3f7f5f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elect * from persons where age &gt;= 10 and age &lt;= 15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 * from persons p inner join person_company pc on p.id = pc.id where age &gt;= 10 and age &lt;= 15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 * from persons inner join person_company on person_company.id = persons.id where age &lt;= 15 and age &gt;= 10 and age in(13,14) and age not in(15,14) and persons.name = 'Tuan'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 * from persons where exists ( select * from persons.id = person_company.i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 * from persons where exists (select * from person_company where persons.id = person_company.i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 * from persons where not exists (select * from person_company where persons.id = person_company.i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 * from Persons inner join company on persons.id = company.id inner join person_company on company.id != person_company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 * from Persons age &lt; 10 and age &gt; 2 and name = ‘Tuan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 * from persons name not in(‘Tuan’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 * from persons where name LIKE ‘A%_’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lect * from persons, ( select * from (select * from company) c where c.name = 'Tuan' ) where persons.age &gt;= 10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 * FROM persons st INNER JOIN person_company cl on st.name = cl.name INNER JOIN company sb on cl.name = sb.name WHERE st.name IN ('Messi', 'Tuan') and cl.name NOT IN ('Messi'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elect * from persons p inner join person_company <text:span text:style-name="T1">pc</text:span> on p.id != pc.id  inner join company c on c.id &gt; pc.i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elect * from persons where persons.name = ( select pc.name from person_company pc );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select * from persons p inner join person_company pc on p.id != pc.id <text:s/>inner join company c on c.id &lt;= pc.id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 * FROM persons st INNER JOIN person_company cl on st.name = cl.name INNER JOIN company sb on cl.name = sb.name WHERE st.name IN ('Messi', 'Tuan') and NOT IN('Messi', 'Tuan');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 style:data-style-name="N2" text:time-value="14:20:04.070444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19:43:09.916188003</meta:creation-date>
    <dc:date>2021-08-26T15:39:45.304768746</dc:date>
    <meta:editing-duration>PT2H22M29S</meta:editing-duration>
    <meta:editing-cycles>4</meta:editing-cycles>
    <meta:generator>LibreOffice/6.4.7.2$Linux_X86_64 LibreOffice_project/40$Build-2</meta:generator>
    <meta:document-statistic meta:table-count="1" meta:cell-count="16" meta:object-count="0"/>
  </office:meta>
</office:document-meta>
</file>